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im(in)</text:p>
          </table:table-cell>
          <table:table-cell office:value-type="string">
            <text:p>3x2x48.5 balsa</text:p>
          </table:table-cell>
          <table:table-cell office:value-type="string">
            <text:p>4x4x48.5 balsa</text:p>
          </table:table-cell>
          <table:table-cell office:value-type="string">
            <text:p>3.375x3.375x40 pine</text:p>
          </table:table-cell>
          <table:table-cell office:value-type="string">
            <text:p>light balsa</text:p>
          </table:table-cell>
        </table:table-row>
        <table:table-row table:style-name="ro1">
          <table:table-cell office:value-type="string">
            <text:p>mass(kg)</text:p>
          </table:table-cell>
          <table:table-cell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mass(lbs)</text:p>
          </table:table-cell>
          <table:table-cell table:formula="of:=[.B2]*2.2" office:value-type="float" office:value="2.64">
            <text:p>2.64</text:p>
          </table:table-cell>
          <table:table-cell table:formula="of:=[.C2]*2.2" office:value-type="float" office:value="7.92">
            <text:p>7.92</text:p>
          </table:table-cell>
          <table:table-cell table:formula="of:=[.D2]*2.2" office:value-type="float" office:value="7.48">
            <text:p>7.48</text:p>
          </table:table-cell>
          <table:table-cell table:formula="of:=[.E2]*2.2" office:value-type="float" office:value="1.32">
            <text:p>1.32</text:p>
          </table:table-cell>
        </table:table-row>
        <table:table-row table:style-name="ro1">
          <table:table-cell office:value-type="string">
            <text:p>dim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375">
            <text:p>3.375</text:p>
          </table:table-cell>
          <table:table-cell table:formula="of:=2 + 15/16" office:value-type="float" office:value="2.9375">
            <text:p>2.9375</text:p>
          </table:table-cell>
        </table:table-row>
        <table:table-row table:style-name="ro1">
          <table:table-cell office:value-type="string">
            <text:p>dim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375">
            <text:p>3.375</text:p>
          </table:table-cell>
          <table:table-cell table:formula="of:=2" office:value-type="float" office:value="2">
            <text:p>2</text:p>
          </table:table-cell>
        </table:table-row>
        <table:table-row table:style-name="ro1">
          <table:table-cell office:value-type="string">
            <text:p>dim3</text:p>
          </table:table-cell>
          <table:table-cell table:number-columns-repeated="2" office:value-type="float" office:value="48.5">
            <text:p>48.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vol(ft3)</text:p>
          </table:table-cell>
          <table:table-cell table:formula="of:=[.B4]*[.B5]*[.B6]/(12^3)" office:value-type="float" office:value="0.168402777777778">
            <text:p>0.1684027778</text:p>
          </table:table-cell>
          <table:table-cell table:formula="of:=[.C4]*[.C5]*[.C6]/(12^3)" office:value-type="float" office:value="0.449074074074074">
            <text:p>0.4490740741</text:p>
          </table:table-cell>
          <table:table-cell table:formula="of:=[.D4]*[.D5]*[.D6]/(12^3)" office:value-type="float" office:value="0.263671875">
            <text:p>0.263671875</text:p>
          </table:table-cell>
          <table:table-cell table:formula="of:=[.E4]*[.E5]*[.E6]/(12^3)" office:value-type="float" office:value="0.122395833333333">
            <text:p>0.1223958333</text:p>
          </table:table-cell>
        </table:table-row>
        <table:table-row table:style-name="ro1">
          <table:table-cell office:value-type="string">
            <text:p>density (lbs/ft3)</text:p>
          </table:table-cell>
          <table:table-cell table:formula="of:=[.B3]/[.B7]" office:value-type="float" office:value="15.6767010309278">
            <text:p>15.6767010309</text:p>
          </table:table-cell>
          <table:table-cell table:formula="of:=[.C3]/[.C7]" office:value-type="float" office:value="17.6362886597938">
            <text:p>17.6362886598</text:p>
          </table:table-cell>
          <table:table-cell table:formula="of:=[.D3]/[.D7]" office:value-type="float" office:value="28.3685925925926">
            <text:p>28.3685925926</text:p>
          </table:table-cell>
          <table:table-cell table:formula="of:=[.E3]/[.E7]" office:value-type="float" office:value="10.7846808510638">
            <text:p>10.7846808511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c </meta:initial-creator>
    <meta:creation-date>2013-11-26T14:36:38</meta:creation-date>
    <dc:date>2013-11-26T14:48:39</dc:date>
    <dc:creator>drc </dc:creator>
    <meta:editing-duration>P0D</meta:editing-duration>
    <meta:editing-cycles>1</meta:editing-cycles>
    <meta:document-statistic meta:table-count="3" meta:cell-count="40" meta:object-count="0"/>
    <meta:generator>LibreOffice/3.5$Linux_X86_64 LibreOffice_project/350m1$Build-2</meta:generator>
  </office:meta>
</office:document-meta>
</file>